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0522EE82368AF766426.png" manifest:media-type="image/png"/>
  <manifest:file-entry manifest:full-path="Pictures/100000010000022B000000699933CD7A752A9945.png" manifest:media-type="image/png"/>
  <manifest:file-entry manifest:full-path="Pictures/100000010000031800000080162AA021BDCF3951.png" manifest:media-type="image/png"/>
  <manifest:file-entry manifest:full-path="Pictures/10000001000001F10000005217F169E0554A5D72.png" manifest:media-type="image/png"/>
  <manifest:file-entry manifest:full-path="Pictures/100000010000023200000083E41287ED1929B7EA.png" manifest:media-type="image/png"/>
  <manifest:file-entry manifest:full-path="Pictures/1000000100000222000000A8DD1D8E42F073DB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a84" officeooo:paragraph-rsid="00038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Standard"><draw:frame draw:style-name="fr1" draw:name="Image6" text:anchor-type="char" svg:x="1.568cm" svg:y="0.52cm" svg:width="13.679cm" svg:height="3.859cm" draw:z-index="4"><draw:image xlink:href="Pictures/1000000100000222000000A8DD1D8E42F073DB40.png" xlink:type="simple" xlink:show="embed" xlink:actuate="onLoad" draw:mime-type="image/png"/></draw:frame></text:p>
      <text:p text:style-name="Standard"/>
      <text:p text:style-name="P1">Question 2</text:p>
      <text:p text:style-name="Standard"><draw:frame draw:style-name="fr1" draw:name="Image3" text:anchor-type="char" svg:x="1.515cm" svg:y="0.143cm" svg:width="14.367cm" svg:height="3.35cm" draw:z-index="2"><draw:image xlink:href="Pictures/100000010000023200000083E41287ED1929B7EA.png" xlink:type="simple" xlink:show="embed" xlink:actuate="onLoad" draw:mime-type="image/png"/></draw:frame></text:p>
      <text:p text:style-name="P1">Question 3</text:p>
      <text:p text:style-name="Standard"/>
      <text:p text:style-name="P1"/>
      <text:p text:style-name="Standard"><draw:frame draw:style-name="fr1" draw:name="Image5" text:anchor-type="char" svg:x="1.409cm" svg:y="0.072cm" svg:width="13.15cm" svg:height="2.17cm" draw:z-index="3"><draw:image xlink:href="Pictures/10000001000001F10000005217F169E0554A5D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Question 4</text:p>
      <text:p text:style-name="P1"><draw:frame draw:style-name="fr1" draw:name="Image2" text:anchor-type="char" svg:x="1.397cm" svg:y="0.288cm" svg:width="14.684cm" svg:height="2.778cm" draw:z-index="1"><draw:image xlink:href="Pictures/100000010000022B000000699933CD7A752A9945.png" xlink:type="simple" xlink:show="embed" xlink:actuate="onLoad" draw:mime-type="image/png"/></draw:frame></text:p>
      <text:p text:style-name="P1"/>
      <text:p text:style-name="P1">Qu<draw:frame draw:style-name="fr1" draw:name="Image1" text:anchor-type="char" svg:x="0.556cm" svg:y="3.918cm" svg:width="17cm" svg:height="2.746cm" draw:z-index="0"><draw:image xlink:href="Pictures/100000010000031800000080162AA021BDCF3951.png" xlink:type="simple" xlink:show="embed" xlink:actuate="onLoad" draw:mime-type="image/png"/></draw:frame>estion<draw:frame draw:style-name="fr1" draw:name="Image4" text:anchor-type="char" svg:x="1.529cm" svg:y="0.781cm" svg:width="13.15cm" svg:height="2.17cm" draw:z-index="5"><draw:image xlink:href="Pictures/10000001000001F1000000522EE82368AF766426.png" xlink:type="simple" xlink:show="embed" xlink:actuate="onLoad" draw:mime-type="image/png"/></draw:frame> 5</text:p>
      <text:p text:style-name="P1"/>
      <text:p text:style-name="P1"/>
      <text:p text:style-name="P1"/>
      <text:p text:style-name="P1"/>
      <text:p text:style-name="P1"/>
      <text:p text:style-name="P1"/>
      <text:p text:style-name="P1">Question 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7:25:24.147292611</meta:creation-date>
    <dc:date>2024-06-12T17:30:20.336750056</dc:date>
    <meta:editing-duration>PT4M57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1" meta:paragraph-count="6" meta:word-count="12" meta:character-count="60" meta:non-whitespace-character-count="54"/>
  </office:meta>
</office:document-meta>
</file>